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8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2"><text:span text:style-name="T1">C</text:span><text:span text:style-name="T2">HAPTER </text:span><text:span text:style-name="T1">20</text:span></text:p>
      <text:p text:style-name="P6"><text:span text:style-name="T3">R</text:span><text:span text:style-name="T4">ATIO</text:span><text:span text:style-name="T3"> S</text:span><text:span text:style-name="T4">TRENGTH</text:span></text:p>
      <text:p text:style-name="P7">Lorem ipsum dolore set amet</text:p>
      <text:p text:style-name="P5">--Sean Parsons</text:p>
      <text:p text:style-name="P4"/>
      <text:p text:style-name="P3">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1-01T15:33:03</meta:creation-date>
    <meta:document-statistic meta:table-count="0" meta:image-count="1" meta:object-count="0" meta:page-count="3" meta:paragraph-count="6" meta:word-count="14" meta:character-count="70"/>
    <dc:date>2012-01-01T15:38:19</dc:date>
    <dc:creator>Sean Parsons</dc:creator>
    <meta:editing-duration>PT5M16S</meta:editing-duration>
    <meta:editing-cycles>1</meta:editing-cycles>
    <meta:generator>LibreOffice/3.3$Linux LibreOffice_project/330m19$Build-301</meta:generator>
  </office:meta>
</office:document-meta>
</file>